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3" style:family="paragraph" style:parent-style-name="Standard">
      <style:paragraph-properties fo:text-align="start" style:justify-single-word="false"/>
      <style:text-properties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5"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list-style-name="">
      <style:paragraph-properties style:text-autospace="none"/>
    </style:style>
    <style:style style:name="P10" style:family="paragraph" style:parent-style-name="Standard">
      <style:paragraph-properties fo:text-align="justify" style:justify-single-word="false"/>
      <style:text-properties style:font-name="Consolas" fo:font-size="9.5pt" fo:font-style="normal" fo:font-weight="bold" style:font-name-asian="Consolas" style:font-size-asian="9.5pt" style:font-style-asian="normal" style:font-weight-asian="bold" style:font-name-complex="Consolas" style:font-size-complex="9.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2b91af" style:font-name="Consolas" fo:font-size="9.5pt" style:font-name-asian="Consolas" style:font-size-asian="9.5pt" style:font-name-complex="Consolas" style:font-size-complex="9.5pt"/>
    </style:style>
    <style:style style:name="T4" style:family="text">
      <style:text-properties fo:color="#2b91af" style:font-name="Consolas" fo:font-size="9.5pt" fo:font-weight="normal" style:font-name-asian="Consolas" style:font-size-asian="9.5pt" style:font-weight-asian="normal" style:font-name-complex="Consolas" style:font-size-complex="9.5pt" style:font-weight-complex="normal"/>
    </style:style>
    <style:style style:name="T5" style:family="text">
      <style:text-properties fo:color="#2b91af" style:font-name="Consolas" fo:font-size="9.5pt"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6" style:family="text">
      <style:text-properties style:use-window-font-color="true" style:font-name="Consolas" fo:font-size="9.5pt" style:font-name-asian="Consolas" style:font-size-asian="9.5pt" style:font-name-complex="Consolas" style:font-size-complex="9.5pt"/>
    </style:style>
    <style:style style:name="T7" style:family="text">
      <style:text-properties style:use-window-font-color="true" style:font-name="Consolas" fo:font-size="9.5pt" fo:font-weight="normal" style:font-name-asian="Consolas" style:font-size-asian="9.5pt" style:font-weight-asian="normal" style:font-name-complex="Consolas" style:font-size-complex="9.5pt" style:font-weight-complex="normal"/>
    </style:style>
    <style:style style:name="T8" style:family="text">
      <style:text-properties style:use-window-font-color="true" style:font-name="Consolas" fo:font-size="9.5pt"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9" style:family="text">
      <style:text-properties style:font-name="Consolas" fo:font-size="9.5pt" fo:font-weight="normal" style:font-name-asian="Consolas" style:font-size-asian="9.5pt" style:font-weight-asian="normal" style:font-name-complex="Consolas" style:font-size-complex="9.5pt" style:font-weight-complex="normal"/>
    </style:style>
    <style:style style:name="T10" style:family="text">
      <style:text-properties fo:color="#0000ff" style:font-name="Consolas" fo:font-size="9.5pt" style:font-name-asian="Consolas" style:font-size-asian="9.5pt" style:font-name-complex="Consolas" style:font-size-complex="9.5pt"/>
    </style:style>
    <style:style style:name="T11" style:family="text">
      <style:text-properties fo:color="#0000ff" style:font-name="Consolas" fo:font-size="9.5pt" fo:font-weight="normal" style:font-name-asian="Consolas" style:font-size-asian="9.5pt" style:font-weight-asian="normal" style:font-name-complex="Consolas" style:font-size-complex="9.5pt" style:font-weight-complex="normal"/>
    </style:style>
    <style:style style:name="T12" style:family="text">
      <style:text-properties fo:color="#0000ff" style:font-name="Consolas" fo:font-size="9.5pt"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13" style:family="text">
      <style:text-properties fo:color="#a31515" style:font-name="Consolas" fo:font-size="9.5pt" fo:font-weight="normal" style:font-name-asian="Consolas" style:font-size-asian="9.5pt" style:font-weight-asian="normal" style:font-name-complex="Consolas" style:font-size-complex="9.5pt" style:font-weight-complex="normal"/>
    </style:style>
    <style:style style:name="T14" style:family="text">
      <style:text-properties fo:color="#a31515" style:font-name="Consolas" fo:font-size="9.5pt" fo:font-style="normal" fo:font-weight="normal" style:font-name-asian="Consolas" style:font-size-asian="9.5pt" style:font-style-asian="normal" style:font-weight-asian="normal" style:font-name-complex="Consolas" style:font-size-complex="9.5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illIO</text:p>
      <text:p text:style-name="P2">A Jquery-like Approach for Braille Devices</text:p>
      <text:p text:style-name="P2"/>
      <text:p text:style-name="P3"/>
      <text:p text:style-name="P3"/>
      <text:p text:style-name="P3">Table of Contents:<text:line-break/></text:p>
      <text:p text:style-name="P3">1. Practicum Tasks...............................................................................................................................1</text:p>
      <text:p text:style-name="P3"><text:line-break/>2. The Idea............................................................................................................................................2<text:line-break/><text:line-break/>3. How to Use.......................................................................................................................................3</text:p>
      <text:p text:style-name="P3"><text:line-break/>4. Vision or What's Next?.....................................................................................................................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4"><text:span text:style-name="T1">1. Practicum Tasks</text:span></text:p>
      <text:p text:style-name="P4"><text:line-break/>Anbindung dertaktilen Stiftplatte BrailleDis7200</text:p>
      <text:p text:style-name="P4">-requirements met but not tested on the device.</text:p>
      <text:list xml:id="list1956028336167612675" text:style-name="L2">
        <text:list-header>
          <text:p text:style-name="P5"/>
        </text:list-header>
      </text:list>
      <text:p text:style-name="P4">o Modular gestalten,sodass die Treiber etc. bei der Veröffentlichung entfernt werden</text:p>
      <text:p text:style-name="P4">können</text:p>
      <text:p text:style-name="P4">-requirements met (BrailleIOManager has a list of possible self activating devices at the time being [BrailleDisNet, ShowOff/MockDriver]</text:p>
      <text:p text:style-name="P4"/>
      <text:p text:style-name="P4">o Realisierung über Abstraktion (factory)</text:p>
      <text:p text:style-name="P4">-requirements met otherwise</text:p>
      <text:p text:style-name="P4"/>
      <text:p text:style-name="P4">o Evtl. Abstimmung mit GUI Komponente (Heinrich Kuhlmann)</text:p>
      <text:p text:style-name="P4">-requirements not met, because the group already had a display to show results. But it would be theoretically easily don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6">2. The Idea</text:p>
      <text:p text:style-name="P7"><text:line-break/><text:span text:style-name="T2">In order to achieve easy use and programming the idea behind BraillIO was to provide unified functions to the programmer. Basicly the programmer should not worry about the concrete implementations of several different drivers, but instead just assume that his code will work.</text:span></text:p>
      <text:p text:style-name="P7"><text:span text:style-name="T2"/></text:p>
      <text:p text:style-name="P7"><text:span text:style-name="T2">To do that I implemented a Driver Manager </text:span>BrailleIOManager<text:span text:style-name="T2"> which holds a list of </text:span>BraillIOAdapter<text:span text:style-name="T2">. Every concrete implementation of </text:span>BrailleIOAdapter<text:span text:style-name="T2"> such as </text:span>BrailleIOAdapter_BrailleDisNet <text:span text:style-name="T2">has one event mapped upon instantiation, that event being the conect event. When ever a specific device will connect its other events will be mapped as well and it set itself as active device in </text:span>BrailleIOManager<text:span text:style-name="T2">. So the programmer does not have to worry about a device being connected or none at all. </text:span></text:p>
      <text:p text:style-name="P7"><text:span text:style-name="T2"/></text:p>
      <text:p text:style-name="P7"><text:span text:style-name="T2">The main class which instanciates everything else is </text:span>BrailleIO. <text:span text:style-name="T2">It is a thread safe singleton and will automatically instanciate a </text:span>BrailleIOManager.<text:span text:style-name="T2"> Usually the programmer should be good using </text:span>BrailleIO<text:span text:style-name="T2"> only, since it provides access to all relevant instances and automatically synchronizes the current screen (</text:span>BrailleIOScreen)<text:span text:style-name="T2"> with the active device.</text:span></text:p>
      <text:p text:style-name="P7"><text:span text:style-name="T2"/></text:p>
      <text:p text:style-name="P7">BrailleIO <text:span text:style-name="T2">holds a list of </text:span>BrailleIOScreen<text:span text:style-name="T2">s</text:span> <text:span text:style-name="T2"><text:s/>and/or </text:span>BrailleIOViewRange<text:span text:style-name="T2">s. This list can contain view ranges or screens for following reasons:</text:span></text:p>
      <text:p text:style-name="P7"><text:span text:style-name="T2">A screen is a compilation of view ranges and holds no display information, but it provides the functionality to collect view ranges and being able to switch between different screens an easy way.</text:span></text:p>
      <text:p text:style-name="P7"><text:span text:style-name="T2">A view range holds either a matrix of pins (bool value / true for up) or an image or a text. </text:span></text:p>
      <text:p text:style-name="P7"><text:span text:style-name="T2">So it may be suitable for different sized projects to either have different screens with a view range e.g. Error message. Or just one view range and so forth.</text:span></text:p>
      <text:p text:style-name="P7"><text:span text:style-name="T2"/></text:p>
      <text:p text:style-name="P7"><text:span text:style-name="T2">Changes to a view range will be safed but not displayed immediatly. And only active Screens / View ranges will be displayed. This increases performance and provides the possibility to hold many Screens / view ranges without running into performance issues.</text:span></text:p>
      <text:p text:style-name="P7"><text:span text:style-name="T2"/></text:p>
      <text:p text:style-name="P7"><text:span text:style-name="T2">If a view range holds text it will auto translate into braille upon display. To achieve that </text:span>BrailleIOLang <text:span text:style-name="T2">was introduced to BrailleIO. It holds translation Dictionaries of different languages. Currently german only. Those Dictionaries are a set of regular expressions from plain text to UTF-16 Braille strings. For example special characters must be escaped in Braille. </text:span>BrailleIOLang<text:span text:style-name="T2"> takes care of that providing the programmer the possibility to display complete novels without having to learn Braille. </text:span></text:p>
      <text:p text:style-name="P7"><text:span text:style-name="T2"/></text:p>
      <text:p text:style-name="P7"><text:span text:style-name="T2">If a view range holds an image (can be any colored image) it will auto translate to boolean matrix upon display with regards to its average color. That means only values above that average colors will be set as true. The benefit is at hand: better "feelable" images e.g: light gray on dark gray will be distinguishable.</text:span></text:p>
      <text:p text:style-name="P7"><text:span text:style-name="T2"/></text:p>
      <text:p text:style-name="P7"><text:span text:style-name="T2"><text:s/></text:span></text:p>
      <text:p text:style-name="P7"><text:span text:style-name="T2"/></text:p>
      <text:p text:style-name="P7"><text:span text:style-name="T2"/></text:p>
      <text:p text:style-name="P7"><text:span text:style-name="T2"/></text:p>
      <text:p text:style-name="P7"><text:span text:style-name="T2"/></text:p>
      <text:p text:style-name="P7"><text:soft-page-break/><text:span text:style-name="T2"/></text:p>
      <text:p text:style-name="P7"><text:span text:style-name="T2"/></text:p>
      <text:p text:style-name="P7"><text:span text:style-name="T2"/></text:p>
      <text:p text:style-name="P7">3. How to Use?</text:p>
      <text:p text:style-name="P7"><text:span text:style-name="T2"><text:s/></text:span></text:p>
      <text:p text:style-name="P7"><text:span text:style-name="T2">Using </text:span>BrailleIO<text:span text:style-name="T2"> is very simple.</text:span></text:p>
      <text:p text:style-name="P7"><text:span text:style-name="T2">You have to include it in your C# project and you can start right of with instanciating </text:span>BrailleIO<text:span text:style-name="T2"> whereever you need it:</text:span></text:p>
      <text:p text:style-name="P7"><text:span text:style-name="T2"/></text:p>
      <text:p text:style-name="P7"><text:span text:style-name="T4">BrailleIO</text:span><text:span text:style-name="T7"> io;</text:span></text:p>
      <text:p text:style-name="P7"><text:span text:style-name="T2"/></text:p>
      <text:p text:style-name="P7"><text:span text:style-name="T2">in your constructor you can then get the instance:</text:span></text:p>
      <text:p text:style-name="P7"><text:span text:style-name="T2"/></text:p>
      <text:p text:style-name="P7"><text:span text:style-name="T9">io = </text:span><text:span text:style-name="T4">BrailleIO</text:span><text:span text:style-name="T7">.Instance;</text:span></text:p>
      <text:p text:style-name="P7"><text:span text:style-name="T2"/></text:p>
      <text:p text:style-name="P7"><text:span text:style-name="T2">That provides you already with the complete functionality of </text:span>BrailleIO<text:span text:style-name="T2">.</text:span></text:p>
      <text:p text:style-name="P7"><text:span text:style-name="T2"/></text:p>
      <text:p text:style-name="P7"><text:span text:style-name="T2"/></text:p>
      <text:p text:style-name="P7"><text:span text:style-name="T2">Creating a new Screen:</text:span></text:p>
      <text:p text:style-name="P7"><text:span text:style-name="T4">BrailleIOScreen</text:span><text:span text:style-name="T7"> s = </text:span><text:span text:style-name="T11">new</text:span><text:span text:style-name="T7"> </text:span><text:span text:style-name="T4">BrailleIOScreen</text:span><text:span text:style-name="T7">();</text:span></text:p>
      <text:p text:style-name="P7"><text:span text:style-name="T2"/></text:p>
      <text:p text:style-name="P7"><text:span text:style-name="T2"/></text:p>
      <text:p text:style-name="P7"><text:span text:style-name="T2">Creating a new view range:</text:span></text:p>
      <text:p text:style-name="P7"><text:span text:style-name="T2">There are 3 different possibilities:</text:span></text:p>
      <text:p text:style-name="P7"><text:span text:style-name="T2"/></text:p>
      <text:p text:style-name="P7"><text:span text:style-name="T2">view range with matrix:</text:span></text:p>
      <text:p text:style-name="P7"><text:span text:style-name="T4">BrailleIOViewRange</text:span><text:span text:style-name="T7"> matrixrange = </text:span><text:span text:style-name="T11">new</text:span><text:span text:style-name="T7"> </text:span><text:span text:style-name="T4">BrailleIOViewRange</text:span><text:span text:style-name="T7">(0,70,180,20, </text:span><text:span text:style-name="T11">new</text:span><text:span text:style-name="T7"> </text:span><text:span text:style-name="T11">bool</text:span><text:span text:style-name="T7">[180,20]);</text:span></text:p>
      <text:p text:style-name="P7"><text:span text:style-name="T2"/></text:p>
      <text:p text:style-name="P7"><text:span text:style-name="T2">view range with image:</text:span></text:p>
      <text:p text:style-name="P9"><text:span text:style-name="T3">BrailleIOViewRange</text:span><text:span text:style-name="T6"> imagerange = </text:span><text:span text:style-name="T10">new</text:span><text:span text:style-name="T6"> </text:span><text:span text:style-name="T3">BrailleIOViewRange</text:span><text:span text:style-name="T6">(0,0,180,50, </text:span><text:span text:style-name="T12">new</text:span><text:span text:style-name="T8"> </text:span><text:span text:style-name="T5">Bitmap</text:span><text:span text:style-name="T8">(path + </text:span><text:span text:style-name="T14">"image_test.jpg"</text:span><text:span text:style-name="T8">)</text:span><text:span text:style-name="T6">);</text:span></text:p>
      <text:p text:style-name="P7"><text:span text:style-name="T2"/></text:p>
      <text:p text:style-name="P7"><text:span text:style-name="T2">view range with text:</text:span></text:p>
      <text:p text:style-name="P9"><text:span text:style-name="T4">BrailleIOViewRange</text:span><text:span text:style-name="T7"> textrange = </text:span><text:span text:style-name="T11">new</text:span><text:span text:style-name="T7"> </text:span><text:span text:style-name="T4">BrailleIOViewRange</text:span><text:span text:style-name="T7">(0,70,180,20, </text:span><text:span text:style-name="T14">"mystring"</text:span><text:span text:style-name="T7">);</text:span></text:p>
      <text:p text:style-name="P7"><text:span text:style-name="T2"/></text:p>
      <text:p text:style-name="P7"><text:span text:style-name="T2"/></text:p>
      <text:p text:style-name="P7"><text:span text:style-name="T2">Adding a view to BrailleIO:</text:span></text:p>
      <text:p text:style-name="P7"><text:span text:style-name="T9">io.addView(</text:span><text:span text:style-name="T13">"myScreen"</text:span><text:span text:style-name="T7">, s);</text:span></text:p>
      <text:p text:style-name="P7"><text:span text:style-name="T7">io.addView(</text:span><text:span text:style-name="T13">"myTextRange"</text:span><text:span text:style-name="T7">, textrange);</text:span></text:p>
      <text:p text:style-name="P7"><text:span text:style-name="T7"/></text:p>
      <text:p text:style-name="P7"><text:span text:style-name="T2">Adding a view to a screen:</text:span></text:p>
      <text:p text:style-name="P7"><text:span text:style-name="T9">s.addViewRange(</text:span><text:span text:style-name="T13">"top"</text:span><text:span text:style-name="T7">, matrixrange);</text:span></text:p>
      <text:p text:style-name="P7"><text:span text:style-name="T2"/></text:p>
      <text:p text:style-name="P7"><text:span text:style-name="T2"/></text:p>
      <text:p text:style-name="P7"><text:span text:style-name="T2">Telling BrailleIO to reparse its display, you have to do that manually for performance reasons:</text:span></text:p>
      <text:p text:style-name="P10"><text:span text:style-name="T2">io.parseMatrix();</text:span></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oft-page-break/></text:p>
      <text:p text:style-name="P7"/>
      <text:p text:style-name="P7"/>
      <text:p text:style-name="P7">4. Vision or What's Next?</text:p>
      <text:p text:style-name="P7"/>
      <text:p text:style-name="P7">BrailleIO </text:p>
      <text:p text:style-name="P7"><text:span text:style-name="T2">Maybe simplify some functions.</text:span></text:p>
      <text:p text:style-name="P7"><text:span text:style-name="T2"/></text:p>
      <text:p text:style-name="P7">BrailleIOViewRange</text:p>
      <text:p text:style-name="P7"><text:span text:style-name="T2">OCR support. It should be possible to display text from an image in Braille.</text:span></text:p>
      <text:p text:style-name="P7"><text:span text:style-name="T2">This way </text:span>BrailleIO<text:span text:style-name="T2"> could find a wide range of uses, since all programs could simply send a screenshot to </text:span>BrailleIO<text:span text:style-name="T2">.</text:span></text:p>
      <text:p text:style-name="P7"><text:span text:style-name="T2">Scrolling is not supported yet, it should be implemented too since it is very crucial.</text:span></text:p>
      <text:p text:style-name="P7"><text:span text:style-name="T2"/></text:p>
      <text:p text:style-name="P7">BrailleIOLang</text:p>
      <text:p text:style-name="P7"><text:span text:style-name="T2">should contain more languages.</text:span></text:p>
      <text:p text:style-name="P7"><text:span text:style-name="T2">It is quite easy to extend since the Dictionaries are outsourced in txt files, so that would only require enthusiastic participants to make that happen.</text:span></text:p>
      <text:p text:style-name="P7"><text:span text:style-name="T2"/></text:p>
      <text:p text:style-name="P7">BrailleIOManager</text:p>
      <text:p text:style-name="P7"><text:span text:style-name="T2">should support multiple connected displays. The current shortcome here is that only the first connected display will be set as <text:s/>active display, blocking any attempts to register from other devices.</text:span></text:p>
      <text:p text:style-name="P7"><text:span text:style-name="T2"/></text:p>
      <text:p text:style-name="P7">BrailleIOTouchPath / BrailleIOTouchPoint</text:p>
      <text:p text:style-name="P8">implementation still in progress. This is also a huge benefit when it will work. I could not do it in the time given.</text:p>
      <text:p text:style-name="P8"/>
      <text:p text:style-name="P8"/>
      <text:p text:style-name="P7">BrailleIOAdapter</text:p>
      <text:p text:style-name="P8">should adapt more drivers and devices available. The current supported BrailleDisNet and ShowOff(Mock Driver) will not suffic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4M6S</meta:editing-duration>
    <meta:editing-cycles>6</meta:editing-cycles>
    <meta:generator>OpenOffice.org/3.4.1$Win32 OpenOffice.org_project/341m1$Build-9593</meta:generator>
    <dc:date>2013-09-23T19:24:49.16</dc:date>
    <meta:document-statistic meta:table-count="0" meta:image-count="0" meta:object-count="0" meta:page-count="5" meta:paragraph-count="69" meta:word-count="859" meta:character-count="6163"/>
    <meta:user-defined meta:name="Info 1"/>
    <meta:user-defined meta:name="Info 2"/>
    <meta:user-defined meta:name="Info 3"/>
    <meta:user-defined meta:name="Info 4"/>
  </office:meta>
</office:document-meta>
</file>